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CH552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74LVC1G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24MHz 3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BLANK([.D4]);&quot;&quot;;([.D4]&gt;=[.C4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USB Mini C Sock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Rotary Encode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in Header 1X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1X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apacitor 0.01u 080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0p 08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BLANK([.D13]);&quot;&quot;;([.D13]&gt;=[.C13]))" office:value-type="boolean" office:boolean-value="false" calcext:value-type="boolean">
            <text:p>FALS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ush Button SMD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 080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1K 0805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10K 0805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calcext:conditional-formats>
          <calcext:conditional-format calcext:target-range-address="Sheet1.E1:Sheet1.E64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 style:data-style-name="N2" text:time-value="11:21:29.6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6T16:53:20.505000000</meta:creation-date>
    <dc:date>2024-08-08T11:41:29.718000000</dc:date>
    <meta:editing-duration>PT6H52M38S</meta:editing-duration>
    <meta:editing-cycles>12</meta:editing-cycles>
    <meta:generator>LibreOffice/7.6.6.3$Windows_X86_64 LibreOffice_project/d97b2716a9a4a2ce1391dee1765565ea469b0ae7</meta:generator>
    <meta:document-statistic meta:table-count="1" meta:cell-count="130" meta:object-count="0"/>
  </office:meta>
</office:document-meta>
</file>